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0b03e3" officeooo:paragraph-rsid="000b03e3"/>
    </style:style>
    <style:style style:name="P2" style:family="paragraph" style:parent-style-name="Standard">
      <style:text-properties fo:language="de" fo:country="DE" officeooo:rsid="000e4b1a" officeooo:paragraph-rsid="000b03e3"/>
    </style:style>
    <style:style style:name="P3" style:family="paragraph" style:parent-style-name="Standard">
      <style:text-properties fo:language="de" fo:country="DE" officeooo:rsid="00100950" officeooo:paragraph-rsid="000b03e3"/>
    </style:style>
    <style:style style:name="P4" style:family="paragraph" style:parent-style-name="Standard">
      <style:text-properties fo:language="de" fo:country="DE" officeooo:rsid="0010232b" officeooo:paragraph-rsid="000b03e3"/>
    </style:style>
    <style:style style:name="P5" style:family="paragraph" style:parent-style-name="Standard">
      <style:text-properties fo:language="de" fo:country="DE" officeooo:rsid="000b1ff1" officeooo:paragraph-rsid="000b1ff1"/>
    </style:style>
    <style:style style:name="P6" style:family="paragraph" style:parent-style-name="Standard">
      <style:text-properties fo:language="de" fo:country="DE" officeooo:rsid="000b84c6" officeooo:paragraph-rsid="000b84c6"/>
    </style:style>
    <style:style style:name="P7" style:family="paragraph" style:parent-style-name="Standard">
      <style:text-properties fo:language="de" fo:country="DE" officeooo:rsid="000c67c9" officeooo:paragraph-rsid="000c67c9"/>
    </style:style>
    <style:style style:name="P8" style:family="paragraph" style:parent-style-name="Standard">
      <style:text-properties fo:language="de" fo:country="DE" officeooo:rsid="0046242c" officeooo:paragraph-rsid="0046242c"/>
    </style:style>
    <style:style style:name="P9" style:family="paragraph" style:parent-style-name="Standard">
      <style:text-properties fo:language="de" fo:country="DE" officeooo:rsid="004666f1" officeooo:paragraph-rsid="004666f1"/>
    </style:style>
    <style:style style:name="P10" style:family="paragraph" style:parent-style-name="Standard">
      <style:text-properties fo:language="de" fo:country="DE" officeooo:rsid="00479a9a" officeooo:paragraph-rsid="00479a9a"/>
    </style:style>
    <style:style style:name="P11" style:family="paragraph" style:parent-style-name="Standard">
      <style:text-properties fo:language="de" fo:country="DE" officeooo:rsid="00359088" officeooo:paragraph-rsid="000c67c9"/>
    </style:style>
    <style:style style:name="P12" style:family="paragraph" style:parent-style-name="Standard">
      <style:text-properties fo:language="de" fo:country="DE" officeooo:rsid="004f588a" officeooo:paragraph-rsid="004f588a"/>
    </style:style>
    <style:style style:name="P13" style:family="paragraph" style:parent-style-name="Standard">
      <style:text-properties fo:language="de" fo:country="DE" officeooo:rsid="0059d900" officeooo:paragraph-rsid="0059d900"/>
    </style:style>
    <style:style style:name="P14" style:family="paragraph" style:parent-style-name="Standard">
      <style:text-properties fo:language="de" fo:country="DE" officeooo:rsid="005be7a0" officeooo:paragraph-rsid="005be7a0"/>
    </style:style>
    <style:style style:name="P15" style:family="paragraph" style:parent-style-name="Standard">
      <style:text-properties fo:language="de" fo:country="DE" officeooo:rsid="00a184ca" officeooo:paragraph-rsid="00a184ca"/>
    </style:style>
    <style:style style:name="P16" style:family="paragraph" style:parent-style-name="Standard">
      <style:text-properties fo:language="de" fo:country="DE" officeooo:rsid="00a1b7ce" officeooo:paragraph-rsid="00a1b7ce"/>
    </style:style>
    <style:style style:name="P17" style:family="paragraph" style:parent-style-name="Standard">
      <style:text-properties fo:language="de" fo:country="DE" officeooo:rsid="00a420a4" officeooo:paragraph-rsid="00a420a4"/>
    </style:style>
    <style:style style:name="P18" style:family="paragraph" style:parent-style-name="Standard">
      <style:text-properties fo:language="de" fo:country="DE" officeooo:rsid="00b7a7ab" officeooo:paragraph-rsid="00b7a7ab"/>
    </style:style>
    <style:style style:name="P19" style:family="paragraph" style:parent-style-name="Standard">
      <style:text-properties fo:language="de" fo:country="DE" officeooo:rsid="00b8aa32" officeooo:paragraph-rsid="00b8aa32"/>
    </style:style>
    <style:style style:name="P20" style:family="paragraph" style:parent-style-name="Standard">
      <style:text-properties fo:language="de" fo:country="DE" officeooo:rsid="00ba368b" officeooo:paragraph-rsid="00ba368b"/>
    </style:style>
    <style:style style:name="P21" style:family="paragraph" style:parent-style-name="Standard">
      <style:text-properties fo:language="de" fo:country="DE" officeooo:rsid="00ba3f0b" officeooo:paragraph-rsid="00ba3f0b"/>
    </style:style>
    <style:style style:name="P22" style:family="paragraph" style:parent-style-name="Standard">
      <style:text-properties fo:language="de" fo:country="DE" officeooo:rsid="00bab593" officeooo:paragraph-rsid="00bab593"/>
    </style:style>
    <style:style style:name="P23" style:family="paragraph" style:parent-style-name="Standard">
      <style:text-properties fo:language="de" fo:country="DE" officeooo:rsid="00bc9bed" officeooo:paragraph-rsid="00bc9bed"/>
    </style:style>
    <style:style style:name="P24" style:family="paragraph" style:parent-style-name="Standard">
      <style:text-properties fo:language="de" fo:country="DE" officeooo:rsid="00bd2f80" officeooo:paragraph-rsid="00bd2f80"/>
    </style:style>
    <style:style style:name="P25" style:family="paragraph" style:parent-style-name="Standard">
      <style:text-properties fo:language="de" fo:country="DE" officeooo:rsid="00be0c51" officeooo:paragraph-rsid="00be0c51"/>
    </style:style>
    <style:style style:name="P26" style:family="paragraph" style:parent-style-name="Standard">
      <style:text-properties fo:language="de" fo:country="DE" officeooo:rsid="00c002dc" officeooo:paragraph-rsid="00c002dc"/>
    </style:style>
    <style:style style:name="T1" style:family="text">
      <style:text-properties officeooo:rsid="0039f5fe"/>
    </style:style>
    <style:style style:name="T2" style:family="text">
      <style:text-properties officeooo:rsid="004666f1"/>
    </style:style>
    <style:style style:name="T3" style:family="text">
      <style:text-properties officeooo:rsid="00479a9a"/>
    </style:style>
    <style:style style:name="T4" style:family="text">
      <style:text-properties officeooo:rsid="00496330"/>
    </style:style>
    <style:style style:name="T5" style:family="text">
      <style:text-properties officeooo:rsid="00ba3f0b"/>
    </style:style>
    <style:style style:name="T6" style:family="text">
      <style:text-properties officeooo:rsid="00be0c51"/>
    </style:style>
    <style:style style:name="T7" style:family="text">
      <style:text-properties officeooo:rsid="00c00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in, 15.09.2025</text:p>
      <text:p text:style-name="P2"/>
      <text:p text:style-name="P3">Mein Vater schwieg immer vom Schmerz im Stein,</text:p>
      <text:p text:style-name="P3">wie dieser vom Meer kam und Salzwasser atmet.</text:p>
      <text:p text:style-name="P3">Liest er uns Dornröschen vor, sind hundert Jahre nichts,</text:p>
      <text:p text:style-name="P3">er sagt, der Stein wartet ewig und noch immer.</text:p>
      <text:p text:style-name="P3"/>
      <text:p text:style-name="P3">Sommers, in den Alpen, nimmt er ein Stück aus der Wand,</text:p>
      <text:p text:style-name="P3">die Kanten sind scharf auf Kinderhänden,</text:p>
      <text:p text:style-name="P4">Dreht man sie auf der nackten Haut,</text:p>
      <text:p text:style-name="P4">gibt man die eigene Weichheit ab und weiter.</text:p>
      <text:p text:style-name="P4"/>
      <text:p text:style-name="P4">Jeder Stein sei anders und im Winter,</text:p>
      <text:p text:style-name="P4">bauen wir Steinmann und Steinengel,</text:p>
      <text:p text:style-name="P4">zu Abend gibt es Brot und Butter,</text:p>
      <text:p text:style-name="P4">manchmal schweigt mein Vater noch vom Schmerz im Stein.</text:p>
      <text:p text:style-name="P4"/>
      <text:p text:style-name="P4"/>
      <text:p text:style-name="P1">Erde, 15.09.2025</text:p>
      <text:p text:style-name="P1"/>
      <text:p text:style-name="P1">Aus der Erde kocht sie</text:p>
      <text:p text:style-name="P1"><text:tab/>den Eintopf, der im Magen brennt</text:p>
      <text:p text:style-name="P1"><text:tab/>die Suppe, die den Hals heizt</text:p>
      <text:p text:style-name="P1"><text:tab/>den Auflauf, der den Körper schwer macht</text:p>
      <text:p text:style-name="P1"><text:tab/>den Kuchen, der den Mund ruhig macht</text:p>
      <text:p text:style-name="P5">das Brot, das sie dazureicht,</text:p>
      <text:p text:style-name="P5">backt sie aus ihrem Atem, der am Fenster kondensiert.</text:p>
      <text:p text:style-name="P6">x</text:p>
      <text:p text:style-name="P6"/>
      <text:p text:style-name="P6"/>
      <text:p text:style-name="P7">Geschichte 16.09.</text:p>
      <text:p text:style-name="P7"><text:s/><text:span text:style-name="T1">Müller.</text:span></text:p>
      <text:p text:style-name="P7"/>
      <text:p text:style-name="P8">20.09.2025</text:p>
      <text:p text:style-name="P8"/>
      <text:p text:style-name="P8">Wir reden von uns und meinen wen, niemanden nämlich.</text:p>
      <text:p text:style-name="P8">Wir <text:span text:style-name="T2">kehren in eine Heimat zurück, die keine Heimat mehr ist.</text:span></text:p>
      <text:p text:style-name="P9">Wir ziehen uns in das Schweigen eines verstaubten Kinderzimmers. Wieso die Eltern es gelassen haben, wissen wir nicht. Ob sie geahnt oder gehofft haben, dass wir zurückkommen könnten, oder ob sie zu faul waren, es zu verändern wissen wir nicht. Wir möchten es auch nicht herausfinden. <text:span text:style-name="T3">Wir befinden uns in einem Raum, die Grenzen sind zu eng gezogen, die fremde Stadt erschien uns viel größer. Wir sind uns nicht sicher, worüber wir schreiben sollen, nicht einmal die Person, in der wir schreiben, kennen wir.</text:span></text:p>
      <text:p text:style-name="P9"/>
      <text:p text:style-name="P10">Wir sind müde geworden. Themen, die uns beschäftigen, die andauernde Müdigkeit, die Flucht in die sportliche Aktivität, überhaupt, in jede Aktivität flüchten wir, wir eskapismen uns in die Beschäftigung, wir veräußern uns.</text:p>
      <text:p text:style-name="P10">Das Außerhalb des Kopfes und des Gefühls zu sein, scheint uns die beste Art der Frage auszuweichen, ob das im Inneren <text:span text:style-name="T4">eine ausgestorbene oder eine belebte Landschaft ist. Wir zögern einen Schritt in diese Landschaft zu setzen.</text:span></text:p>
      <text:p text:style-name="P11"/>
      <text:p text:style-name="P12">21.09.</text:p>
      <text:p text:style-name="P13"><text:soft-page-break/>Jemand.</text:p>
      <text:p text:style-name="P14"/>
      <text:p text:style-name="P14"/>
      <text:p text:style-name="P14">22.09.</text:p>
      <text:p text:style-name="P15">Diese Anstrengung, mit der ich den ganzen Tag dem Schreiben davoneile. Der Magen drückt von seiner Erschwerung durch eine diverse Auswahl an salzigen und süßen und solchen die beides sind Snacks. Ich betrachte das Draußen, wie schön es aussieht, aber ich gönne mir nichts davon.</text:p>
      <text:p text:style-name="P15"/>
      <text:p text:style-name="P16">Sie sitzt auf dem Sofa und probiert sich die WG-Zimmer an, setzt ihren Körper probeweise in die kleinen Grafiken auf dem gesprungenen Bildschirm des Smartphones.</text:p>
      <text:p text:style-name="P16"/>
      <text:p text:style-name="P18">29.09.</text:p>
      <text:p text:style-name="P18">Wie sehr darf ich über das schreiben, was mich bewegt, wenn die politische Lage eine schlechte ist, muss ich mich nicht in irgendeiner damit beschäftigen, müsste ich nicht, diese Lage in mein Schreiben einfließen lassen, kann ich mein Schreiben einfach für Kurzgeschichten und Prosa nutzen oder sollte ich mich der politischen Lyik zuwenden?</text:p>
      <text:p text:style-name="P18"/>
      <text:p text:style-name="P19">Ich bin in dieser Person darin, aber was passiert ihr? Wie gelingt es mir Beschreibungen zu einer Handlung zufügen? Vielleicht gar nicht, vielleicht sammle ich ihre Beschreibungen, bis ich weiß, wohin ich will damit.</text:p>
      <text:p text:style-name="P19"/>
      <text:p text:style-name="P20">Die Treppe zum Museum ist über Nacht eine Leiter geworden, sie hängt so verkehrt herum, wie Leitern hängen können. Wir müssen die Leiter nach unten klettern, um oben heraus zu kommen, das ist nächtlich passiert. Vielleicht hat jemand unsere Orientierung verkehrt, vielleicht war sie immer verkehrt gewesen und wir müssen uns nun eben neu ausrichten, wir haben schon immer vielleicht falsch verkehrt.</text:p>
      <text:p text:style-name="P20">Wir steigen die Leiter also rückwärts hinunter, den Gedanken, es wäre doch interessant, mit dem Kopf voraus zu steigen, schieben wir mit der Daumenspitze beiseite, denn leben, das wollen wir sehr dringend.</text:p>
      <text:p text:style-name="P20">Die Frau schläft verkehrt herum, man hört es ihrem Atem an, erst der Tiefschlaf, dann der Halbschlaf und dann wacht sie auf und nickt uns zu, während sie den Kopf schüttelt.</text:p>
      <text:p text:style-name="P20">Wir haben als Kind Gegenteiltage erfunden, die meist nur bis mittags andauerten, weil die Länge eines Tages für ein Kind noch eine Weltreise ist.</text:p>
      <text:p text:style-name="P20">Gut aber, dass wir geübt haben, denn wir laufen auf der Decke des Museums vom Ausgang Richtung Eingang, wir nehmen die Kunststücke umgekehrt war. Es ist ein ganz anderes Museum geworden und wir freuen uns darüber. Nicht, dass es uns langweilig werden hätte können, dafür sitzt die Müdigkeit zu tief, als dass wir das Gefühl hätten, jemals alles überblicken zu können.</text:p>
      <text:p text:style-name="P20">Wir spielen mit dem Blick, der uns immer wieder zu Boden fällt. Wir heben ihn auf, wie ein Hund sein Spielzeug, wir kauen auf diesem Blick, bis er ganz brüchig wird und bissig gegenüber uns. Er kaut zurück. Da werfen wir ihn in den Saal hinein und setzen uns verkehrt auf ein Sofa, er solle sich melden, wenn er fertig ist. Als die automatisierte Stimme sich meldet und den Nichtbesuchern für ihr Gehen dankt, gehen wir auf die Suche. Wir haben in der Zwischenzeit geschlafen und der Blick ist noch immer nicht zurück. Wir fischen ihn aus einem Bilderrahmen, er hat sich in der Ecke verklemmt, seine Augen leuchten. Der Blick erzählt uns:</text:p>
      <text:p text:style-name="P20">er sei einer Nixe begegnet, die gerne ein Mensch sein wollte. Sie habe immer von unter der Wasseroberfläche nach oben gesehen, was eben dort passiere, sie habe gesehen, wie die Sonne auf und untergeht und unter Wasser alles rot und orange machte. Sie habe sich kurz heimlich in die Sonne verliebt, aber als ihr jemand sagte, dass der, der sich in die Sonne verliebt an deren Körpertemperatur sterbe, habe sie sich entliebt. Und auf diese Klugheit war sie stolz. Der Blick nannte sie darauf gefühlslos, weil man sich doch nicht aussuchen könne, in wen man sich verliebe und da habe die Nixe sich in ihn verliebt, weil man sich immer verliebt, in die, die es nicht zurück <text:soft-page-break/>tun. Sie habe sich an den Blick geklammert, der um mit ihr zu reden unter die Oberfläche getaucht war, <text:span text:style-name="T5">weil man schlecht durch die Oberfläche hindurch reden könne.</text:span></text:p>
      <text:p text:style-name="P21">Ihr Ballast hat sie nach unten gezogen, aber da fiel dem Blick ein, dass er ja körperlos war und sie doch schwimmen konnte, also bat er sie, wieder nach oben zu schwimmen und sie, die doch verliebt war, tat, was er ihr sagte. Sie trieben eine Weile umher. Manchmal sagte er etwas, schau, die Algen, schau, der Seestern, schau, der Fisch und sie schaute und sah es nicht, weil sie daran doch gewöhnt war. Sie musste weg von hier, um wieder sehen zu können. Der Blick, dem sie langweilig geworden <text:s/>war, ihre Haare sahen auch nicht anders aus, als die, die er aus der Werbung kannte, ihr Gesicht war zwar schön, aber vom Wasser doch recht ausgeblichen, ihre Augen waren tief, aber zu lange durfte er ohnehin nicht hineinstarren, denn dort zu versinken, das konnte er sich nicht leisten. Er sagte also: willst du mit mir, musst du mich heiraten, denn erst dann kannst du die Staatsbürgerschaft vom Land annehmen, willst du das wirklich? Und sie, die sich ja nichts sicher war, sondern immer verschwamm, vage trieb, überlegte. Aber da sie ja verliebt war, dauerte das Überlegen nicht lange und da sagte der Blick, sie solle zum Grund tauchen und dort einen Pfarrer suchen, sie tauchte, ohne zu wissen, was ein Pfarrer sei und während sie tauchte, wandte der Blick sich dem Land zu und verließ die, die ihn noch weiter suchen sollte. Er habe sich aber ein wenig verhakt, in dem Gemälde mit dem Meer, als hätte die Schuld ihn dort noch ein wenig festhalten wollen.</text:p>
      <text:p text:style-name="P21"/>
      <text:p text:style-name="P22">Wir glauben ihm. Wir stopfen ihn zurück in unsere Augen, ganz müde ist er nun und denken an die arme Nixe, die noch immer auf ihn wartet.</text:p>
      <text:p text:style-name="P22"/>
      <text:p text:style-name="P23">-- &gt; Der Blick muss wannanders auch nochmal kommen!</text:p>
      <text:p text:style-name="P23"/>
      <text:p text:style-name="P23"/>
      <text:p text:style-name="P23">Das alles muss mit einem Strich angefangen haben, denken wir uns, auf eine Zeichnung starrend, di e eine Familie bei Tisch zeigt. Es sind nur Skizzen, die genaue Personen nicht erkennbar machen und dafür sind wir dankbar, schließlich </text:p>
      <text:p text:style-name="P23"/>
      <text:p text:style-name="P23"/>
      <text:p text:style-name="P24">Wir zwängen mehr als geht in unseren Magen hinein, die Mutter ist begeistert, der Vater ungerührt, wir fühlen uns nun von innen berührt, geradezu zerquetscht. Der Versuch, das Wir durch schlichten Platzmangel loszuwerden, scheitert, eher wirkt es so, als hätten wir ihm Nahrung gegeben. Der Versuch ihn auszuhungern, ist bereits gescheitert, da waren wir achtzehn und bloß ein Strich, aber ohne das Ich. Das Wir bestand damals sogar noch mehr aus den anderen, als aus uns selbst, nur merkt man dies dem Pronomen nicht an. Wir finden die Aufteilung in sechs Personen problematisch, schließlich <text:span text:style-name="T6">gibt es durchaus Verschmelzungen, aber zu verschiedenen Proportionen. Wenn Du und Ich miteinander schlafen, und Ich weiblich ist und es nicht wirklich aus Lust sondern einem eher neutralen Pflichtgefühl tut, Du, aber männlich ist und Lust hat, dann kann man doch nicht sagen, Wir schlafen miteinander, das setzt doch voraus, wir wären zu gleichen Teilen mit dabei. Wenn Ihr einen Ihn ausgrenzt, dann gibt es die, die die anderen zum Ausgrenzen anspornen, es gibt die, die auf die Straße gehen und zur Hetze aufrufen und die die stillschweigend sitzen und es geschehen lassen und sie alle grenzen aus, aber doch zu verschiedenen Teilen. Aktive und passive Beteiligung wird in der Grammatik weder berücksichtigt noch diskutiert. Erst beim Geschlecht fängt dann Unterscheidung an, Sie und Er, warum kann man das nicht einfach weglassen?</text:span></text:p>
      <text:p text:style-name="P25">Die Mutter unterbricht uns mit einem Nachschlagsangebot, wir sind heute nicht auf Gewalt aus, wie auch sonst nicht, lehnen den Schlag dankend ab, der Vater steht auf und verlässt das Zimmer, er müsse noch.</text:p>
      <text:p text:style-name="P25">Die Mutter muss auch noch, sie sagt, lass es einfach stehen, als wir uns anstrengen wollen, Geschirr und Töpfe, die Mutter lässt uns einfach, sie macht uns zu einem Gast. Wir helfen trotzdem und die Mutter ist dankbar und die Einfachheit, mit der sie dankbar wird, macht uns traurig. Wir spüren die Erschöpfung in uns aufsteigen und drängen sie hinunter. Der Kühlschrank knallt zu fest und der Vater steht im Raum und sagt, wir sollen nicht so knallen, das wäre nicht gut fürs Scharnier. <text:span text:style-name="T7">Wir </text:span><text:soft-page-break/><text:span text:style-name="T7">sagen, das es keine Absicht war und verziehen die Augenhöhlen, sodass die Augen heimlich darin rollen, aber so, dass das von außen nicht auffällt. Die Mutter sagt nichts, sondern öffnet die Tür und stellt die Butter in das Seitenfach. Sie schließt die Tür mit Bedacht. Ihre Hand kennt den Schwung genau, den es braucht, diese Tür zu schließen. Sachte genug, dass kein Geräusch entsteht.</text:span></text:p>
      <text:p text:style-name="P25"/>
      <text:p text:style-name="P26">Die Mutter setzt sich mit uns an den Tisch, indem sie ihren Körper auf ihren Platz legt und unseren Körper, der allem noch unschlüssig ist, mit einer Tasse Tee und Aufforderung im Blick zu sich bewegt.</text:p>
      <text:p text:style-name="P26"/>
      <text:p text:style-name="P26">So sitzen wir uns gegenüber und führen Tomatengespräche und die Mutter würde gewiss mehr reden wollen, aber es gibt keine Sprache dafür. Wir denken, dass die Linguisten vielleicht einmal eine Sprache erfinden sollten, mit der man über Dinge reden kann, über die man in der anderen Sprache nicht reden kann, das wäre eine bessere Erfindung als </text:p>
      <text:p text:style-name="P25"/>
      <text:p text:style-name="P25"/>
      <text:p text:style-name="P25"/>
      <text:p text:style-name="P26">Geräusche, die erlaubt sind und Geräusche, die verboten sind.</text:p>
      <text:p text:style-name="P24"/>
      <text:p text:style-name="P21"/>
      <text:p text:style-name="P18"/>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7:12:02.973889764</meta:creation-date>
    <dc:date>2025-09-29T13:18:51.696172538</dc:date>
    <meta:editing-duration>PT11H5M6S</meta:editing-duration>
    <meta:editing-cycles>26</meta:editing-cycles>
    <meta:generator>LibreOffice/7.3.7.2$Linux_X86_64 LibreOffice_project/30$Build-2</meta:generator>
    <meta:document-statistic meta:table-count="0" meta:image-count="0" meta:object-count="0" meta:page-count="4" meta:paragraph-count="55" meta:word-count="1791" meta:character-count="10683" meta:non-whitespace-character-count="8939"/>
  </office:meta>
</office:document-meta>
</file>